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1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2654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265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5c3" officeooo:paragraph-rsid="004c0a9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786ac" officeooo:paragraph-rsid="0043fefd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6540" officeooo:paragraph-rsid="00426540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6540" officeooo:paragraph-rsid="00426540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26540" officeooo:paragraph-rsid="00426540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0dbd" officeooo:paragraph-rsid="00444bc4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786ac" officeooo:paragraph-rsid="00426540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786ac" officeooo:paragraph-rsid="0043fefd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bold" officeooo:rsid="004786ac" officeooo:paragraph-rsid="004c0a93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26540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26540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4ec37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44bc4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26540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44bc4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rsid="004786ac" officeooo:paragraph-rsid="00426540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paragraph-rsid="00426540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officeooo:paragraph-rsid="00426540"/>
    </style:style>
    <style:style style:name="T1" style:family="text">
      <style:text-properties officeooo:rsid="00440dbd"/>
    </style:style>
    <style:style style:name="T2" style:family="text">
      <style:text-properties officeooo:rsid="004786ac"/>
    </style:style>
    <style:style style:name="T3" style:family="text">
      <style:text-properties officeooo:rsid="0045b447"/>
    </style:style>
    <style:style style:name="T4" style:family="text">
      <style:text-properties officeooo:rsid="00426540"/>
    </style:style>
    <style:style style:name="T5" style:family="text">
      <style:text-properties officeooo:rsid="00430fa5"/>
    </style:style>
    <style:style style:name="T6" style:family="text">
      <style:text-properties officeooo:rsid="0043f91e"/>
    </style:style>
    <style:style style:name="T7" style:family="text">
      <style:text-properties officeooo:rsid="0043fefd"/>
    </style:style>
    <style:style style:name="T8" style:family="text">
      <style:text-properties officeooo:rsid="004a8a9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26540" style:font-weight-asian="bold" style:font-weight-complex="bold"/>
    </style:style>
    <style:style style:name="T11" style:family="text">
      <style:text-properties fo:font-weight="bold" officeooo:rsid="0045b447" style:font-weight-asian="bold" style:font-weight-complex="bold"/>
    </style:style>
    <style:style style:name="T12" style:family="text">
      <style:text-properties fo:font-weight="bold" officeooo:rsid="004738f7" style:font-weight-asian="bold" style:font-weight-complex="bold"/>
    </style:style>
    <style:style style:name="T13" style:family="text">
      <style:text-properties officeooo:rsid="00444bc4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3db0f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0db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5b44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374f9" style:font-size-asian="12pt" style:font-weight-asian="bold" style:font-size-complex="12pt" style:font-weight-complex="bold"/>
    </style:style>
    <style:style style:name="T23" style:family="text">
      <style:text-properties fo:font-size="12pt" fo:font-weight="normal" officeooo:rsid="00440dbd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786ac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5b44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3fefd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53d81" style:font-size-asian="12pt" style:font-weight-asian="normal" style:font-size-complex="12pt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22f80e" style:font-size-asian="12pt" style:font-size-complex="12pt"/>
    </style:style>
    <style:style style:name="T30" style:family="text">
      <style:text-properties fo:font-size="12pt" officeooo:rsid="002374f9" style:font-size-asian="12pt" style:font-size-complex="12pt"/>
    </style:style>
    <style:style style:name="T31" style:family="text">
      <style:text-properties fo:font-size="12pt" officeooo:rsid="0043fefd" style:font-size-asian="12pt" style:font-size-complex="12pt"/>
    </style:style>
    <style:style style:name="T32" style:family="text">
      <style:text-properties style:text-line-through-style="solid" style:text-line-through-type="single"/>
    </style:style>
    <style:style style:name="T33" style:family="text">
      <style:text-properties style:text-line-through-style="solid" style:text-line-through-type="single" style:text-underline-style="none"/>
    </style:style>
    <style:style style:name="T34" style:family="text">
      <style:text-properties style:text-line-through-style="solid" style:text-line-through-type="single" fo:font-size="12pt" fo:font-weight="normal" officeooo:rsid="00440dbd" style:font-size-asian="12pt" style:font-weight-asian="normal" style:font-size-complex="12pt" style:font-weight-complex="normal"/>
    </style:style>
    <style:style style:name="T35" style:family="text">
      <style:text-properties style:text-line-through-style="solid" style:text-line-through-type="single" fo:font-size="12pt" fo:font-weight="normal" officeooo:rsid="0045b447" style:font-size-asian="12pt" style:font-weight-asian="normal" style:font-size-complex="12pt" style:font-weight-complex="normal"/>
    </style:style>
    <style:style style:name="T36" style:family="text">
      <style:text-properties style:text-line-through-style="solid" style:text-line-through-type="single" fo:font-size="12pt" style:font-size-asian="12pt" style:font-size-complex="12pt"/>
    </style:style>
    <style:style style:name="T37" style:family="text">
      <style:text-properties style:text-line-through-style="solid" style:text-line-through-type="single" fo:font-size="12pt" officeooo:rsid="0022f80e" style:font-size-asian="12pt" style:font-size-complex="12pt"/>
    </style:style>
    <style:style style:name="T38" style:family="text">
      <style:text-properties officeooo:rsid="0044ec37"/>
    </style:style>
    <style:style style:name="T39" style:family="text">
      <style:text-properties fo:font-weight="normal" style:font-weight-asian="normal" style:font-name-complex="DejaVu Sans Condensed1" style:font-weight-complex="normal"/>
    </style:style>
    <style:style style:name="T40" style:family="text">
      <style:text-properties officeooo:rsid="004ba727"/>
    </style:style>
    <style:style style:name="T41" style:family="text">
      <style:text-properties officeooo:rsid="004d2fcf"/>
    </style:style>
    <style:style style:name="T42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4d2fcf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43db0f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2">0</text:span><text:span text:style-name="T43">5</text:span><text:span text:style-name="T44">1</text:span><text:span text:style-name="T42"> - </text:span><text:span text:style-name="T45">A/G</text:span><text:span text:style-name="T46"> - </text:span><text:span text:style-name="T44">Stores List</text:span></text:p>
      <text:p text:style-name="P1"/>
      <text:p text:style-name="P2">Pods:</text:p>
      <text:list xml:id="list1594578850" text:style-name="L1">
        <text:list-item>
          <text:p text:style-name="P7"><text:span text:style-name="T9">L-081 Phantasmagoria</text:span><text:span text:style-name="T32"><text:tab/><text:tab/></text:span>ELINT pod, <text:span text:style-name="T7">required to use</text:span><text:span text:style-name="T5"> anti-radiation missiles</text:span></text:p>
        </text:list-item>
        <text:list-item>
          <text:p text:style-name="P7"><text:span text:style-name="T9">Mercury LLTV pod</text:span><text:span text:style-name="T32"><text:tab/><text:tab/></text:span><text:span text:style-name="T7">Low Light TV camera pod, </text:span><text:span text:style-name="T5">provides night vision to Shkval TV</text:span></text:p>
        </text:list-item>
        <text:list-item>
          <text:p text:style-name="P7"><text:span text:style-name="T9">MPS 410</text:span><text:span text:style-name="T32"> <text:tab/><text:tab/><text:tab/><text:tab/></text:span><text:span text:style-name="T7">ECM jammer </text:span>(stations 1 <text:span text:style-name="T7">and/or </text:span>8 <text:span text:style-name="T7">only</text:span>)</text:p>
        </text:list-item>
      </text:list>
      <text:p text:style-name="P3"/>
      <text:p text:style-name="P3">Guided weapons:</text:p>
      <text:list xml:id="list547291063" text:style-name="L2">
        <text:list-item>
          <text:p text:style-name="P10"><text:span text:style-name="T9">Kh-25ML</text:span> (AS-10 Karen)<text:span text:style-name="T32"><text:tab/><text:tab/></text:span>Laser guided missile, <text:span text:style-name="T1">90 kg warhead, range 2-10 km</text:span></text:p>
        </text:list-item>
        <text:list-item>
          <text:p text:style-name="P10"><text:span text:style-name="T9">Kh-25M</text:span><text:span text:style-name="T10">P</text:span> (AS-10 Karen)<text:span text:style-name="T32"><text:tab/><text:tab/></text:span><text:span text:style-name="T6">Anti-radiation missile, (Hawk only?? </text:span><text:span text:style-name="T13">not sure if any difference in game</text:span><text:span text:style-name="T6">)</text:span></text:p>
        </text:list-item>
        <text:list-item>
          <text:p text:style-name="P10"><text:span text:style-name="T9">Kh-25M</text:span><text:span text:style-name="T10">PU</text:span> (AS-10 Karen)<text:span text:style-name="T32"><text:tab/></text:span><text:span text:style-name="T4">Anti-radiation missile, </text:span><text:span text:style-name="T6">improved seeker (incl Roland?? </text:span><text:span text:style-name="T13">not sure if any difference in game</text:span><text:span text:style-name="T6">)</text:span></text:p>
        </text:list-item>
        <text:list-item>
          <text:p text:style-name="P10"><text:span text:style-name="T9">Kh-29L</text:span> (AS-14 Kedge)<text:span text:style-name="T32"><text:tab/><text:tab/></text:span>Laser guided missile, <text:span text:style-name="T1">317 kg warhead, range 8-10 km</text:span></text:p>
        </text:list-item>
        <text:list-item>
          <text:p text:style-name="P10"><text:span text:style-name="T9">Kh-29</text:span><text:span text:style-name="T10">T</text:span> (AS-14 Kedge)<text:span text:style-name="T32"><text:tab/><text:tab/></text:span><text:span text:style-name="T4">TV</text:span> guided missile, <text:span text:style-name="T1">317 kg warhead, range??</text:span></text:p>
        </text:list-item>
        <text:list-item>
          <text:p text:style-name="P8"><text:span text:style-name="T9">Kh-58U</text:span> <text:span text:style-name="T38">(AS-11 Kilter)</text:span><text:span text:style-name="T33"><text:tab/><text:tab/></text:span>Anti-radiation missile, <text:span text:style-name="T38">149 kg warhead, range </text:span><text:span text:style-name="T40">36-</text:span><text:span text:style-name="T38">120 km </text:span><text:span text:style-name="T40">depending on altitude</text:span></text:p>
        </text:list-item>
        <text:list-item>
          <text:p text:style-name="P10"><text:span text:style-name="T9">S-25L</text:span><text:tab/><text:span text:style-name="T32"><text:tab/><text:tab/><text:tab/><text:tab/></text:span>Laser guided rocket, <text:span text:style-name="T1">171 kg warhead, range 7 km</text:span></text:p>
        </text:list-item>
        <text:list-item>
          <text:p text:style-name="P17"><text:span text:style-name="T9">9</text:span><text:span text:style-name="T12">A14</text:span><text:span text:style-name="T9">72 Vikhr</text:span><text:span text:style-name="T32"><text:tab/><text:tab/><text:tab/></text:span>Laser guided missile, range 8 km</text:p>
        </text:list-item>
      </text:list>
      <text:p text:style-name="P4"/>
      <text:p text:style-name="P4">Bombs:</text:p>
      <text:list xml:id="list3330050146" text:style-name="L3">
        <text:list-item>
          <text:p text:style-name="P18"><text:span text:style-name="T19">BetAB-500</text:span><text:span text:style-name="T34"><text:tab/><text:tab/><text:tab/><text:tab/></text:span><text:span text:style-name="T23">Concrete piercing bomb, </text:span><text:span text:style-name="T24">low-drag (no parachute or rocket)</text:span></text:p>
        </text:list-item>
        <text:list-item>
          <text:p text:style-name="P11"><text:span text:style-name="T9">BetAB-500ShP</text:span><text:span text:style-name="T32"><text:tab/><text:tab/><text:tab/></text:span>Concrete piercing bomb, <text:span text:style-name="T2">high-drag (parachute and rocket)</text:span></text:p>
          <text:list>
            <text:list-item>
              <text:p text:style-name="P19"><text:span text:style-name="T27">D</text:span><text:span text:style-name="T23">rop </text:span><text:span text:style-name="T39">BetAB-500ShP </text:span><text:span text:style-name="T23">between 150-1000 m</text:span></text:p>
            </text:list-item>
          </text:list>
        </text:list-item>
        <text:list-item>
          <text:p text:style-name="P12"><text:span text:style-name="T9">FAB-100</text:span><text:span text:style-name="T32"><text:tab/><text:tab/><text:tab/><text:tab/></text:span>GP HE bomb</text:p>
        </text:list-item>
        <text:list-item>
          <text:p text:style-name="P12"><text:span text:style-name="T9">FAB-250</text:span><text:span text:style-name="T32"><text:tab/><text:tab/><text:tab/><text:tab/></text:span>GP HE bomb</text:p>
        </text:list-item>
        <text:list-item>
          <text:p text:style-name="P12"><text:span text:style-name="T9">FAB-500 M62</text:span><text:span text:style-name="T32"><text:tab/><text:tab/><text:tab/></text:span>GP HE bomb</text:p>
        </text:list-item>
        <text:list-item>
          <text:p text:style-name="P9"><text:span text:style-name="T9">KAB-500kr</text:span><text:span text:style-name="T32"><text:tab/><text:tab/><text:tab/><text:tab/></text:span>TV guided bomb</text:p>
        </text:list-item>
        <text:list-item>
          <text:p text:style-name="P12"><text:span text:style-name="T9">KMGU-2 - 96 AO-2.5RT</text:span><text:span text:style-name="T32"><text:tab/><text:tab/></text:span><text:span text:style-name="T3">Submunition dispenser, frag</text:span></text:p>
        </text:list-item>
        <text:list-item>
          <text:p text:style-name="P20"><text:span text:style-name="T19">KMGU-2 - 96 PTAB-2.5KO</text:span><text:span text:style-name="T34"><text:tab/></text:span><text:span text:style-name="T25">Submunition dispenser, AP</text:span></text:p>
          <text:list>
            <text:list-item>
              <text:p text:style-name="P20"><text:span text:style-name="T25">Drop </text:span><text:span text:style-name="T26">KMGUs </text:span><text:span text:style-name="T25">between 50-150 m</text:span></text:p>
            </text:list-item>
          </text:list>
        </text:list-item>
      </text:list>
      <text:list xml:id="list821511428" text:style-name="L4">
        <text:list-item>
          <text:p text:style-name="P13"><text:span text:style-name="T9">MDB-2-67U - 4 FAB-100</text:span><text:tab/><text:span text:style-name="T32"><text:tab/></text:span><text:span text:style-name="T2">Multiple bomb rack with 4x FAB-100 GP HE bombs</text:span></text:p>
        </text:list-item>
        <text:list-item>
          <text:p text:style-name="P13"><text:span text:style-name="T9">RBK-250 - PTAB-2.5M</text:span><text:span text:style-name="T32"><text:tab/><text:tab/></text:span><text:span text:style-name="T3">Cluster bomb, AP</text:span></text:p>
        </text:list-item>
        <text:list-item>
          <text:p text:style-name="P13"><text:span text:style-name="T9">RBK-250-275 - AO-1SCh</text:span><text:span text:style-name="T32"><text:tab/></text:span><text:span text:style-name="T3">Cluster bomb, frag</text:span></text:p>
        </text:list-item>
        <text:list-item>
          <text:p text:style-name="P13"><text:span text:style-name="T9">RBK-5</text:span><text:span text:style-name="T11">0</text:span><text:span text:style-name="T9">0 - PTAB-</text:span><text:span text:style-name="T11">1</text:span><text:span text:style-name="T9">M</text:span><text:span text:style-name="T32"><text:tab/><text:tab/></text:span><text:span text:style-name="T3">Cluster bomb, AP</text:span></text:p>
        </text:list-item>
        <text:list-item>
          <text:p text:style-name="P21"><text:span text:style-name="T9">RBK-500 - PTAB-10-5</text:span><text:span text:style-name="T32"><text:tab/><text:tab/></text:span>Cluster bomb, AP</text:p>
        </text:list-item>
        <text:list-item>
          <text:p text:style-name="P22"><text:span text:style-name="T20">RBK-500U - OAB-2.5RT</text:span><text:span text:style-name="T35"><text:tab/><text:tab/></text:span><text:span text:style-name="T25">Cluster bomb, frag airbursting</text:span></text:p>
          <text:list>
            <text:list-item>
              <text:p text:style-name="P22"><text:span text:style-name="T24">Drop </text:span><text:span text:style-name="T26">RBKs </text:span><text:span text:style-name="T24">at 300 m minimum</text:span></text:p>
            </text:list-item>
          </text:list>
        </text:list-item>
        <text:list-item>
          <text:p text:style-name="P21"><text:span text:style-name="T19">SAB-100</text:span><text:span text:style-name="T34"><text:tab/><text:tab/><text:tab/><text:tab/></text:span><text:span text:style-name="T23">Illumination Bomb, </text:span><text:span text:style-name="T24">d</text:span><text:span text:style-name="T23">rop between 1000-3000 m, </text:span><text:span text:style-name="T24">I</text:span><text:span text:style-name="T23">llumination lasts 1-5 minutes</text:span></text:p>
        </text:list-item>
      </text:list>
      <text:p text:style-name="P3"/>
      <text:p text:style-name="P3">Rockets:</text:p>
      <text:list xml:id="list3555310542" text:style-name="L5">
        <text:list-item>
          <text:p text:style-name="P23"><text:span text:style-name="T21">S-13 OF</text:span><text:span text:style-name="T37"><text:tab/><text:tab/><text:tab/><text:tab/></text:span><text:span text:style-name="T29">122 mm, </text:span><text:span text:style-name="T30">5 rounds/pod, </text:span><text:span text:style-name="T29">HE </text:span><text:span text:style-name="T30">blast</text:span><text:span text:style-name="T29">/frag warhead, 1.6-3.0 km range</text:span></text:p>
        </text:list-item>
        <text:list-item>
          <text:p text:style-name="P24"><text:span text:style-name="T21">S-8OFP2</text:span><text:span text:style-name="T37"><text:tab/><text:tab/><text:tab/><text:tab/></text:span><text:span text:style-name="T29">80 mm, </text:span><text:span text:style-name="T30">20 rounds/pod</text:span><text:span text:style-name="T29">, 1.3-4.0 km range, </text:span><text:span text:style-name="T30">HE blast/frag warhead</text:span></text:p>
        </text:list-item>
        <text:list-item>
          <text:p text:style-name="P24"><text:span text:style-name="T21">S-8KOM</text:span><text:span text:style-name="T37"><text:tab/><text:tab/><text:tab/><text:tab/></text:span><text:span text:style-name="T29">80 mm, </text:span><text:span text:style-name="T30">20 rounds/pod</text:span><text:span text:style-name="T29">, 1.3-4.0 km range, </text:span><text:span text:style-name="T30">HEAT warhead</text:span></text:p>
        </text:list-item>
        <text:list-item>
          <text:p text:style-name="P24"><text:span text:style-name="T21">S-8TsM</text:span><text:span text:style-name="T37"><text:tab/><text:tab/><text:tab/><text:tab/></text:span><text:span text:style-name="T29">80 mm, </text:span><text:span text:style-name="T30">20 rounds/pod</text:span><text:span text:style-name="T29">, 1.3-4.0 km range, </text:span><text:span text:style-name="T30">S</text:span><text:span text:style-name="T29">moke </text:span><text:span text:style-name="T30">(often banned on servers due to lag issues)</text:span></text:p>
        </text:list-item>
        <text:list-item>
          <text:p text:style-name="P23"><text:span text:style-name="T22">S-</text:span><text:span text:style-name="T14">24B</text:span><text:span text:style-name="T36"><text:tab/><text:tab/><text:tab/><text:tab/></text:span><text:span text:style-name="T31">240 mm, </text:span><text:span text:style-name="T28">123 kg blast/frag warhead, 2 km max range</text:span></text:p>
        </text:list-item>
        <text:list-item>
          <text:p text:style-name="P14"><text:span text:style-name="T9">S-25 OFM</text:span><text:span text:style-name="T32"><text:tab/><text:tab/><text:tab/><text:tab/></text:span>340 mm, 190 kg blast/frag warhead, 4 km max range</text:p>
        </text:list-item>
        <text:list-item>
          <text:p text:style-name="P15"><text:span text:style-name="T9">S-5 KO</text:span><text:span text:style-name="T32"><text:tab/><text:tab/><text:tab/><text:tab/></text:span><text:span text:style-name="T8">57 mm, 1.3 kg dual purpose HEAT/frag warhead, 3-4 km max range</text:span></text:p>
        </text:list-item>
      </text:list>
      <text:p text:style-name="P6"/>
      <text:p text:style-name="P5">Gun Pods:</text:p>
      <text:list xml:id="list830926504" text:style-name="L6">
        <text:list-item>
          <text:p text:style-name="P16">SPPU-22-1 Gun Pod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1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3H14M1S</meta:editing-duration>
    <meta:editing-cycles>53</meta:editing-cycles>
    <meta:generator>LibreOffice/7.0.3.1$Windows_X86_64 LibreOffice_project/d7547858d014d4cf69878db179d326fc3483e082</meta:generator>
    <dc:date>2021-06-24T14:39:39.901000000</dc:date>
    <meta:document-statistic meta:table-count="0" meta:image-count="0" meta:object-count="0" meta:page-count="1" meta:paragraph-count="43" meta:word-count="387" meta:character-count="2212" meta:non-whitespace-character-count="1842"/>
  </office:meta>
</office:document-meta>
</file>